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c28b"/>
    </style:style>
    <style:style style:name="P2" style:family="paragraph" style:parent-style-name="Endnote">
      <style:text-properties officeooo:paragraph-rsid="0018dd83"/>
    </style:style>
    <style:style style:name="P3" style:family="paragraph" style:parent-style-name="Endnote">
      <style:text-properties officeooo:rsid="001b255d" officeooo:paragraph-rsid="001c9a4e"/>
    </style:style>
    <style:style style:name="P4" style:family="paragraph" style:parent-style-name="Endnote">
      <style:text-properties officeooo:rsid="0017b0f0" officeooo:paragraph-rsid="0017b0f0"/>
    </style:style>
    <style:style style:name="P5" style:family="paragraph" style:parent-style-name="Standard" style:list-style-name="L1">
      <style:text-properties officeooo:paragraph-rsid="000dc28b"/>
    </style:style>
    <style:style style:name="P6" style:family="paragraph" style:parent-style-name="Standard" style:list-style-name="L2">
      <style:text-properties officeooo:paragraph-rsid="000dc28b"/>
    </style:style>
    <style:style style:name="P7" style:family="paragraph" style:parent-style-name="Standard" style:list-style-name="L3">
      <style:text-properties officeooo:paragraph-rsid="000dc28b"/>
    </style:style>
    <style:style style:name="P8" style:family="paragraph" style:parent-style-name="Standard" style:list-style-name="L4">
      <style:text-properties officeooo:paragraph-rsid="000dc28b"/>
    </style:style>
    <style:style style:name="P9" style:family="paragraph" style:parent-style-name="Standard" style:list-style-name="L5">
      <style:text-properties officeooo:paragraph-rsid="000dc28b"/>
    </style:style>
    <style:style style:name="P10" style:family="paragraph" style:parent-style-name="Bibliography_20_1">
      <style:paragraph-properties>
        <style:tab-stops/>
      </style:paragraph-properties>
    </style:style>
    <style:style style:name="P11" style:family="paragraph" style:parent-style-name="Heading_20_1">
      <style:text-properties officeooo:paragraph-rsid="000dc28b"/>
    </style:style>
    <style:style style:name="T1" style:family="text">
      <style:text-properties officeooo:rsid="0042bcd2"/>
    </style:style>
    <style:style style:name="T2" style:family="text">
      <style:text-properties fo:font-style="italic" style:font-style-asian="italic" style:font-style-complex="italic"/>
    </style:style>
    <style:style style:name="T3" style:family="text">
      <style:text-properties fo:font-style="italic" officeooo:rsid="013603f6" style:font-style-asian="italic" style:font-style-complex="italic"/>
    </style:style>
    <style:style style:name="T4" style:family="text">
      <style:text-properties fo:font-style="italic" officeooo:rsid="001d7cf6"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13603f6"/>
    </style:style>
    <style:style style:name="T7" style:family="text">
      <style:text-properties officeooo:rsid="001d7cf6"/>
    </style:style>
    <style:style style:name="T8" style:family="text">
      <style:text-properties officeooo:rsid="00314546"/>
    </style:style>
    <style:style style:name="T9" style:family="text">
      <style:text-properties officeooo:rsid="0014e996"/>
    </style:style>
    <style:style style:name="T10" style:family="text">
      <style:text-properties officeooo:rsid="003175bb"/>
    </style:style>
    <style:style style:name="T11" style:family="text">
      <style:text-properties style:text-underline-style="none"/>
    </style:style>
    <style:style style:name="T12" style:family="text">
      <style:text-properties officeooo:rsid="0017b0f0"/>
    </style:style>
    <style:style style:name="T13" style:family="text">
      <style:text-properties officeooo:rsid="001c9a4e"/>
    </style:style>
    <style:style style:name="T14" style:family="text">
      <style:text-properties officeooo:rsid="0018dd83"/>
    </style:style>
    <style:style style:name="T15" style:family="text">
      <style:text-properties officeooo:rsid="00171b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Networks <text:span text:style-name="T1">Types</text:span></text:h>
      <text:p text:style-name="P1">The are two network types <text:span text:style-name="T3">DB</text:span><text:span text:style-name="T5">-based</text:span> and <text:span text:style-name="T2">flood</text:span><text:span text:style-name="T4">ing</text:span><text:span text:style-name="T2">-based</text:span>, they both have advantages and disadvantageous.</text:p>
      <text:p text:style-name="P1"><text:span text:style-name="T6">DB</text:span>-based:</text:p>
      <text:list xml:id="list1150317783761454553" text:style-name="L1">
        <text:list-item>
          <text:p text:style-name="P5">Batman <text:bibliography-mark text:identifier="BATMAN" text:bibliography-type="www" text:author="A. Neumann, C. Aichele, M. Lindner, and S. Wunderlich" text:title="Better Approach To Mobile Ad-hoc Networking (B.A.T.M.A.N.)" text:year="2008" text:url="https://tools.ietf.org/html/draft-wunderlich-openmesh-manet-routing-00">[BATMAN]</text:bibliography-mark> (mesh)</text:p>
        </text:list-item>
        <text:list-item>
          <text:p text:style-name="P5">Prophet <text:bibliography-mark text:identifier="PRoPHET" text:bibliography-type="www" text:author="A. Lindgren, A. Doria, E. Davies, and S. Grasic" text:title="Probabilistic Routing Protocol for Intermittently Connected Networks" text:year="2012" text:url="https://tools.ietf.org/html/rfc6693">[PRoPHET]</text:bibliography-mark> (DTN)</text:p>
        </text:list-item>
      </text:list>
      <text:p text:style-name="P1">Flood<text:span text:style-name="T7">ing</text:span>-based:</text:p>
      <text:list xml:id="list8437459737651666791" text:style-name="L2">
        <text:list-item>
          <text:p text:style-name="P6"><text:span text:style-name="T8">AODV routing </text:span><text:span text:style-name="T8"><text:bibliography-mark text:identifier="AODV" text:bibliography-type="www" text:author="C. Perkins, E. Belding-Royer, and S. Das" text:title="Ad hoc On-Demand Distance Vector (AODV) Routing" text:year="2003" text:url="https://tools.ietf.org/html/rfc3561">[AODV]</text:bibliography-mark></text:span><text:span text:style-name="T8"> </text:span><text:note text:id="ftn1" text:note-class="footnote"><text:note-citation>1</text:note-citation><text:note-body><text:p text:style-name="P2"><text:span text:style-name="T9">AODV routing is not a true flood-based network, the </text:span>algorithm <text:span text:style-name="T9">floods the network to find a path to the </text:span>destination<text:span text:style-name="T9">, then send the user data along that path.</text:span></text:p></text:note-body></text:note> (mesh)</text:p>
        </text:list-item>
        <text:list-item>
          <text:p text:style-name="P6"><text:span text:style-name="T10">E</text:span>pidemic routing (DTN)</text:p>
        </text:list-item>
      </text:list>
      <text:p text:style-name="P1"><text:span text:style-name="T6">DB</text:span>-based advantages:</text:p>
      <text:list xml:id="list8384316830702122454" text:style-name="L3">
        <text:list-item>
          <text:p text:style-name="P7"><text:span text:style-name="T11">efficient</text:span> routing </text:p>
        </text:list-item>
      </text:list>
      <text:p text:style-name="P1"><text:span text:style-name="T6">DB</text:span>-based disadvantages:</text:p>
      <text:list xml:id="list4465484802832399592" text:style-name="L4">
        <text:list-item>
          <text:p text:style-name="P8">Bandwidth for <text:span text:style-name="T12">routing </text:span>DB sharing</text:p>
        </text:list-item>
        <text:list-item>
          <text:p text:style-name="P8">DB Storage<text:note text:id="ftn2" text:note-class="footnote"><text:note-citation>2</text:note-citation><text:note-body><text:p text:style-name="P3">See <text:a xlink:type="simple" xlink:href="https://en.wikipedia.org/wiki/Border_Gateway_Protocol#Routing_table_growth">https://en.wikipedia.org/wiki/Border_Gateway_Protocol#Routing_table_growth</text:a> <text:span text:style-name="T13">and </text:span><text:a xlink:type="simple" xlink:href="https://en.wikipedia.org/wiki/FidoNet#Nets_and_nodes"><text:span text:style-name="T13">https://en.wikipedia.org/wiki/FidoNet#Nets_and_nodes</text:span></text:a></text:p></text:note-body></text:note></text:p>
        </text:list-item>
        <text:list-item>
          <text:p text:style-name="P8">processing time of <text:span text:style-name="T12">routing </text:span>DB (updating entrys, removing entrys, sorting)<text:note text:id="ftn3" text:note-class="footnote"><text:note-citation>3</text:note-citation><text:note-body><text:p text:style-name="P4">We have not seen this issue in <text:span text:style-name="T14">wireless</text:span> mesh networks because <text:span text:style-name="T14">radio bandwidth makes the networks unusable before we hit this issue and DTN networks have been too small. People who run wireless mesh network keep adding radio to keep the network functioning as it growing larger and larger</text:span></text:p></text:note-body></text:note></text:p>
        </text:list-item>
      </text:list>
      <text:p text:style-name="P1"><text:span text:style-name="T10">F</text:span>lood<text:span text:style-name="T7">ing</text:span>-based advantages:</text:p>
      <text:list xml:id="list1257892811612236190" text:style-name="L5">
        <text:list-item>
          <text:p text:style-name="P9">on-demand routing tables</text:p>
        </text:list-item>
      </text:list>
      <text:p text:style-name="P1"><text:span text:style-name="T10">F</text:span>lood<text:span text:style-name="T7">ing</text:span>-based disadvantages:</text:p>
      <text:list xml:id="list222543413110540" text:continue-list="list4465484802832399592" text:style-name="L4">
        <text:list-item>
          <text:p text:style-name="P8">Bandwidth for <text:span text:style-name="T15">user </text:span>data</text:p>
        </text:list-item>
        <text:list-item>
          <text:p text:style-name="P8">Storage for <text:span text:style-name="T15">user </text:span>data (DTN) </text:p>
        </text:list-item>
        <text:list-item>
          <text:p text:style-name="P8">bad/wasteful routing</text:p>
        </text:list-item>
      </text:list>
      <text:p text:style-name="P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10">BATMAN: A. Neumann, C. Aichele, M. Lindner, and S. Wunderlich, Better Approach To Mobile Ad-hoc Networking (B.A.T.M.A.N.), 2008, https://tools.ietf.org/html/draft-wunderlich-openmesh-manet-routing-00</text:p>
          <text:p text:style-name="P10">PRoPHET: A. Lindgren, A. Doria, E. Davies, and S. Grasic, Probabilistic Routing Protocol for Intermittently Connected Networks, 2012, https://tools.ietf.org/html/rfc6693</text:p>
          <text:p text:style-name="P10">AODV: C. Perkins, E. Belding-Royer, and S. Das, Ad hoc On-Demand Distance Vector (AODV) Routing, 2003, https://tools.ietf.org/html/rfc3561</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AU"/>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Sparks</meta:initial-creator>
    <meta:creation-date>2016-07-12T08:35:11.348189519</meta:creation-date>
    <dc:date>2016-07-12T22:25:40.254267544</dc:date>
    <dc:creator>Tom Sparks</dc:creator>
    <meta:editing-duration>PT1M23S</meta:editing-duration>
    <meta:editing-cycles>4</meta:editing-cycles>
    <meta:generator>LibreOffice/4.2.8.2$Linux_X86_64 LibreOffice_project/420m0$Build-2</meta:generator>
    <meta:document-statistic meta:table-count="0" meta:image-count="0" meta:object-count="0" meta:page-count="1" meta:paragraph-count="27" meta:word-count="222" meta:character-count="1670" meta:non-whitespace-character-count="1485"/>
  </office:meta>
</office:document-meta>
</file>